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master-page-name="Standard">
      <style:paragraph-properties fo:text-align="center" style:justify-single-word="false" style:page-number="1"/>
    </style:style>
    <style:style style:name="T1" style:family="text">
      <style:text-properties fo:font-size="24pt" fo:font-weight="bold" style:font-size-asian="24pt" style:font-weight-asian="bold" style:font-size-complex="24pt"/>
    </style:style>
    <style:style style:name="T2" style:family="text">
      <style:text-properties fo:font-size="14pt" fo:font-weight="bold" style:font-size-asian="14pt" style:font-weight-asian="bold" style:font-size-complex="14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mart Parking</text:span></text:p>
      <text:p text:style-name="Standard"/>
      <text:p text:style-name="Standard"><text:span text:style-name="T2">Introduction</text:span></text:p>
      <text:p text:style-name="Standard"><text:span text:style-name="T3">Briefly introduce the concept of smart parking and its significance in urban areas.</text:span></text:p>
      <text:p text:style-name="Standard"><text:span text:style-name="T3">Mention the increasing challenges of parking in congested cities.</text:span></text:p>
      <text:p text:style-name="P1"/>
      <text:p text:style-name="Standard"><text:span text:style-name="T2">Definition</text:span></text:p>
      <text:p text:style-name="Standard"><text:span text:style-name="T3">Smart parking refers to an advanced parking management system that utilizes technology and data-driven solutions to enhance the efficiency, convenience, and sustainability of parking in urban and suburban areas. This technology-driven approach aims to address the challenges associated with traditional parking systems and improve the overall parking experience for both drivers and city planners.</text:span></text:p>
      <text:p text:style-name="P1"/>
      <text:p text:style-name="Standard"><text:span text:style-name="T3">Key features and components of smart parking systems often include:</text:span></text:p>
      <text:p text:style-name="P1"/>
      <text:p text:style-name="Standard"><text:span text:style-name="T3">1. </text:span><text:span text:style-name="T4">**Sensors and Data Collection:**</text:span><text:span text:style-name="T3"> Smart parking systems use various sensors (such as ultrasonic, infrared, or magnetic sensors) to monitor parking space occupancy in real-time. These sensors collect data on available parking spaces and transmit this information to a central management system.</text:span></text:p>
      <text:p text:style-name="P1"/>
      <text:p text:style-name="Standard"><text:span text:style-name="T3">2. </text:span><text:span text:style-name="T4">**Data Analytics:**</text:span><text:span text:style-name="T3"> The data collected from sensors is analyzed to provide real-time information to drivers through mobile apps or electronic signage. This information helps drivers find available parking spaces quickly and reduces the time spent searching for parking.</text:span></text:p>
      <text:p text:style-name="P1"/>
      <text:p text:style-name="Standard"><text:span text:style-name="T3">3. </text:span><text:span text:style-name="T4">**Mobile Apps and Navigation:**</text:span><text:span text:style-name="T3"> Many smart parking systems offer mobile applications that provide drivers with information about parking availability, pricing, and directions to the nearest open parking spots. Some apps even allow users to reserve and pay for parking in advance.</text:span></text:p>
      <text:p text:style-name="P1"/>
      <text:p text:style-name="Standard"><text:span text:style-name="T3">4. </text:span><text:span text:style-name="T4">**Payment and Billing Integration:**</text:span><text:span text:style-name="T3"> Smart parking solutions often include integrated payment options, allowing users to pay for parking electronically through mobile apps or automated kiosks, reducing the need for physical payment methods like coins or paper tickets.</text:span></text:p>
      <text:p text:style-name="P1"/>
      <text:p text:style-name="Standard"><text:span text:style-name="T3">5. </text:span><text:span text:style-name="T4">**Traffic Flow Optimization:**</text:span><text:span text:style-name="T3"> By directing drivers to available parking spaces efficiently, smart parking systems can reduce traffic congestion and alleviate the environmental impact of cars circling in search of parking.</text:span></text:p>
      <text:p text:style-name="P1"/>
      <text:p text:style-name="Standard"><text:span text:style-name="T3">6. </text:span><text:span text:style-name="T4">**Environmental Benefits:**</text:span><text:span text:style-name="T3"> Smart parking systems can help reduce greenhouse gas emissions and air pollution by minimizing the time vehicles spend idling or circling for parking.</text:span></text:p>
      <text:p text:style-name="P1"/>
      <text:p text:style-name="Standard"><text:span text:style-name="T3">7.</text:span><text:span text:style-name="T4"> **Data Management:**</text:span><text:span text:style-name="T3"> The data collected from smart parking systems can be valuable for city planners and authorities in making informed decisions about parking infrastructure, pricing, and policies.</text:span></text:p>
      <text:p text:style-name="P1"/>
      <text:p text:style-name="Standard"><text:soft-page-break/><text:span text:style-name="T3">8. </text:span><text:span text:style-name="T4">**Security and Privacy:**</text:span><text:span text:style-name="T3"> Protecting the data collected by smart parking systems and ensuring the privacy of users are critical considerations in their design and implementation.</text:span></text:p>
      <text:p text:style-name="P1"/>
      <text:p text:style-name="Standard"><text:span text:style-name="T3">Overall, smart parking aims to make urban mobility more efficient, convenient, and sustainable by leveraging technology and data to optimize parking space utilization and enhance the overall urban transportation experience.</text:span></text:p>
      <text:p text:style-name="P2"/>
      <text:p text:style-name="P1"/>
      <text:p text:style-name="Standard"><text:span text:style-name="T2">The Need for Smart Parking</text:span></text:p>
      <text:p text:style-name="Standard"><text:span text:style-name="T3">Discuss the problems associated with traditional parking systems (congestion, wasted time, environmental impact).</text:span></text:p>
      <text:p text:style-name="Standard"><text:span text:style-name="T3">Highlight the growing urban population and the resulting increase in vehicles.</text:span></text:p>
      <text:p text:style-name="Standard"><text:span text:style-name="T3">Explain why a smarter approach to parking is essential for modern cities.</text:span></text:p>
      <text:p text:style-name="P1"/>
      <text:p text:style-name="Standard"><text:span text:style-name="T2">How Smart Parking Works</text:span></text:p>
      <text:p text:style-name="Standard"><text:span text:style-name="T3">Explain the basic principles of smart parking systems.</text:span></text:p>
      <text:p text:style-name="Standard"><text:span text:style-name="T3">Discuss the components involved (sensors, cameras, data analytics).</text:span></text:p>
      <text:p text:style-name="Standard"><text:span text:style-name="T3">Highlight the integration of IoT (Internet of Things) technology in parking.</text:span></text:p>
      <text:p text:style-name="P1"/>
      <text:p text:style-name="Standard"><text:span text:style-name="T2">Benefits of Smart Parking</text:span></text:p>
      <text:p text:style-name="Standard"><text:span text:style-name="T3">Describe the advantages for drivers (time savings, reduced frustration, better traffic flow).</text:span></text:p>
      <text:p text:style-name="Standard"><text:span text:style-name="T3">Discuss the environmental benefits (reduced emissions due to less circling for parking).</text:span></text:p>
      <text:p text:style-name="Standard"><text:span text:style-name="T3">Explain the economic benefits for cities (increased revenue, reduced infrastructure costs).</text:span></text:p>
      <text:p text:style-name="P1"/>
      <text:p text:style-name="Standard"><text:span text:style-name="T2">Types of Smart Parking Solutions</text:span></text:p>
      <text:p text:style-name="Standard"><text:span text:style-name="T3">Present various smart parking technologies (sensor-based, app-based, RFID, etc.).</text:span></text:p>
      <text:p text:style-name="Standard"><text:span text:style-name="T3">Provide examples of cities successfully implementing these solutions.</text:span></text:p>
      <text:p text:style-name="P1"/>
      <text:p text:style-name="P3"/>
      <text:p text:style-name="Standard"><text:span text:style-name="T2">Challenges and Concerns</text:span></text:p>
      <text:p text:style-name="Standard"><text:soft-page-break/><text:span text:style-name="T3">Discuss potential issues, such as data privacy and security.</text:span></text:p>
      <text:p text:style-name="Standard"><text:span text:style-name="T3">Mention the initial costs of implementing smart parking systems.</text:span></text:p>
      <text:p text:style-name="Standard"><text:span text:style-name="T3">Address concerns about job displacement for traditional parking attendants.</text:span></text:p>
      <text:p text:style-name="P1"/>
      <text:p text:style-name="Standard"><text:span text:style-name="T2">Case Studies</text:span></text:p>
      <text:p text:style-name="Standard"><text:span text:style-name="T3">Highlight successful smart parking initiatives in specific cities.</text:span></text:p>
      <text:p text:style-name="Standard"><text:span text:style-name="T3">Share statistics and data on the impact of these systems.</text:span></text:p>
      <text:p text:style-name="P1"/>
      <text:p text:style-name="P1"/>
      <text:p text:style-name="Standard"><text:span text:style-name="T2">Future Trends in Smart Parking</text:span></text:p>
      <text:p text:style-name="Standard"><text:span text:style-name="T3">Discuss emerging technologies (autonomous valet parking, predictive analytics).</text:span></text:p>
      <text:p text:style-name="Standard"><text:span text:style-name="T3">Explore the potential integration with electric vehicle charging infrastructure.</text:span></text:p>
      <text:p text:style-name="Standard"><text:span text:style-name="T3">Mention how smart parking fits into the broader context of smart cities.</text:span></text:p>
      <text:p text:style-name="P1"/>
      <text:p text:style-name="Standard"><text:span text:style-name="T2">Conclusion</text:span></text:p>
      <text:p text:style-name="Standard"><text:span text:style-name="T3">Summarize the transformative potential of smart parking solutions.</text:span></text:p>
      <text:p text:style-name="Standard"><text:span text:style-name="T3">Emphasize the role they play in creating more efficient and sustainable urban environments.</text:span></text:p>
      <text:p text:style-name="P1"/>
      <text:p text:style-name="Standard"><text:span text:style-name="T2">References</text:span></text:p>
      <text:p text:style-name="Standard"><text:span text:style-name="T3">Cite sources and studies that support the information presented in the articl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7" meta:word-count="644" meta:character-count="4641" meta:non-whitespace-character-count="4044"/>
    <meta:generator>LibreOfficeDev/6.0.5.2$Linux_X86_64 LibreOffice_project/</meta:generator>
  </office:meta>
</office:document-meta>
</file>